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799cm" style:rel-column-width="6701*"/>
    </style:style>
    <style:style style:name="Table1.B" style:family="table-column">
      <style:table-column-properties style:column-width="1.692cm" style:rel-column-width="6300*"/>
    </style:style>
    <style:style style:name="Table1.C" style:family="table-column">
      <style:table-column-properties style:column-width="14.101cm" style:rel-column-width="5253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3.494cm" table:align="left"/>
    </style:style>
    <style:style style:name="Table2.A" style:family="table-column">
      <style:table-column-properties style:column-width="2.591cm"/>
    </style:style>
    <style:style style:name="Table2.B" style:family="table-column">
      <style:table-column-properties style:column-width="10.9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Bitstream Vera Sans" officeooo:rsid="0005dff4" officeooo:paragraph-rsid="0005dff4"/>
    </style:style>
    <style:style style:name="P2" style:family="paragraph" style:parent-style-name="Standard">
      <style:text-properties style:font-name="Bitstream Vera Sans" officeooo:rsid="0007114a" officeooo:paragraph-rsid="0007114a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officeooo:rsid="0007114a" officeooo:paragraph-rsid="0007114a"/>
    </style:style>
    <style:style style:name="P4" style:family="paragraph" style:parent-style-name="Standard">
      <style:text-properties style:font-name="Bitstream Vera Sans" style:text-underline-style="none" officeooo:rsid="0007114a" officeooo:paragraph-rsid="0007114a"/>
    </style:style>
    <style:style style:name="P5" style:family="paragraph" style:parent-style-name="Standard">
      <style:text-properties style:font-name="Bitstream Vera Sans" style:text-underline-style="none" officeooo:rsid="0007a873" officeooo:paragraph-rsid="0007a873"/>
    </style:style>
    <style:style style:name="P6" style:family="paragraph" style:parent-style-name="Standard">
      <style:text-properties style:font-name="Bitstream Vera Sans" style:text-underline-style="none" officeooo:rsid="000aad60" officeooo:paragraph-rsid="000aad60"/>
    </style:style>
    <style:style style:name="P7" style:family="paragraph" style:parent-style-name="Standard">
      <style:text-properties style:font-name="Bitstream Vera Sans" style:text-underline-style="none" officeooo:rsid="000d518a" officeooo:paragraph-rsid="000d518a"/>
    </style:style>
    <style:style style:name="P8" style:family="paragraph" style:parent-style-name="Standard">
      <style:text-properties style:font-name="Bitstream Vera Sans" fo:font-style="normal" style:text-underline-style="none" officeooo:rsid="0007114a" officeooo:paragraph-rsid="0007114a" style:font-style-asian="normal" style:font-style-complex="normal"/>
    </style:style>
    <style:style style:name="P9" style:family="paragraph" style:parent-style-name="Standard">
      <style:text-properties style:font-name="Bitstream Vera Sans" fo:font-style="normal" style:text-underline-style="none" officeooo:rsid="000ca7be" officeooo:paragraph-rsid="0007a873" style:font-style-asian="normal" style:font-style-complex="normal"/>
    </style:style>
    <style:style style:name="P10" style:family="paragraph" style:parent-style-name="Standard">
      <style:text-properties style:font-name="Bitstream Vera Sans" fo:font-style="normal" style:text-underline-style="none" officeooo:rsid="000921a8" officeooo:paragraph-rsid="000921a8" style:font-style-asian="normal" style:font-style-complex="normal"/>
    </style:style>
    <style:style style:name="P11" style:family="paragraph" style:parent-style-name="Standard">
      <style:text-properties style:font-name="Bitstream Vera Sans" fo:font-style="normal" style:text-underline-style="none" officeooo:rsid="000aad60" officeooo:paragraph-rsid="000aad60" style:font-style-asian="normal" style:font-style-complex="normal"/>
    </style:style>
    <style:style style:name="P12" style:family="paragraph" style:parent-style-name="Standard">
      <style:text-properties style:font-name="Bitstream Vera Sans" fo:font-style="normal" style:text-underline-style="none" officeooo:rsid="000d518a" officeooo:paragraph-rsid="000aad60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Bitstream Vera Sans" fo:font-style="normal" style:text-underline-style="none" officeooo:rsid="000e8170" officeooo:paragraph-rsid="000e8170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Bitstream Vera Sans" fo:font-style="normal" style:text-underline-style="none" officeooo:rsid="000e8170" officeooo:paragraph-rsid="000e8170" style:font-style-asian="normal" style:font-style-complex="normal"/>
    </style:style>
    <style:style style:name="P15" style:family="paragraph" style:parent-style-name="Standard">
      <style:text-properties style:font-name="Bitstream Vera Sans" fo:font-style="normal" style:text-underline-style="none" officeooo:rsid="00161cbb" officeooo:paragraph-rsid="0013597f" style:font-style-asian="normal" style:font-style-complex="normal"/>
    </style:style>
    <style:style style:name="P16" style:family="paragraph" style:parent-style-name="Standard">
      <style:text-properties style:font-name="Bitstream Vera Sans" fo:font-style="normal" style:text-underline-style="none" officeooo:rsid="00161cbb" officeooo:paragraph-rsid="00161cbb" style:font-style-asian="normal" style:font-style-complex="normal"/>
    </style:style>
    <style:style style:name="P17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7a873" officeooo:paragraph-rsid="0007a873" style:font-style-asian="normal" style:font-style-complex="normal"/>
    </style:style>
    <style:style style:name="P18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7114a" officeooo:paragraph-rsid="0007114a" style:font-style-asian="normal" style:font-style-complex="normal"/>
    </style:style>
    <style:style style:name="P19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921a8" officeooo:paragraph-rsid="000d518a" style:font-style-asian="normal" style:font-style-complex="normal"/>
    </style:style>
    <style:style style:name="P20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officeooo:rsid="000921a8" officeooo:paragraph-rsid="000d518a" style:font-style-asian="normal" style:font-style-complex="normal"/>
    </style:style>
    <style:style style:name="P21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921a8" officeooo:paragraph-rsid="000921a8" style:font-style-asian="normal" style:font-style-complex="normal"/>
    </style:style>
    <style:style style:name="P22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13597f" officeooo:paragraph-rsid="0013597f" style:font-style-asian="normal" style:font-style-complex="normal"/>
    </style:style>
    <style:style style:name="P23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officeooo:rsid="0013597f" officeooo:paragraph-rsid="0013597f" style:font-style-asian="normal" style:font-style-complex="normal"/>
    </style:style>
    <style:style style:name="P24" style:family="paragraph" style:parent-style-name="Table_20_Contents">
      <style:text-properties style:font-name="Bitstream Vera Sans" officeooo:rsid="0014ffd6" officeooo:paragraph-rsid="0014ffd6"/>
    </style:style>
    <style:style style:name="P25" style:family="paragraph" style:parent-style-name="Table_20_Contents">
      <style:paragraph-properties fo:text-align="center" style:justify-single-word="false"/>
      <style:text-properties style:font-name="Bitstream Vera Sans" officeooo:rsid="0014ffd6" officeooo:paragraph-rsid="0014ffd6"/>
    </style:style>
    <style:style style:name="P26" style:family="paragraph" style:parent-style-name="Table_20_Contents">
      <style:text-properties style:font-name="Bitstream Vera Sans" officeooo:rsid="00156a43" officeooo:paragraph-rsid="00156a43"/>
    </style:style>
    <style:style style:name="P27" style:family="paragraph" style:parent-style-name="Table_20_Contents">
      <style:paragraph-properties fo:text-align="center" style:justify-single-word="false"/>
      <style:text-properties style:font-name="Bitstream Vera Sans" officeooo:rsid="00156a43" officeooo:paragraph-rsid="00156a43"/>
    </style:style>
    <style:style style:name="P28" style:family="paragraph" style:parent-style-name="Table_20_Contents">
      <style:text-properties style:font-name="Bitstream Vera Sans" fo:font-weight="bold" officeooo:rsid="00156a43" officeooo:paragraph-rsid="00156a4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Bitstream Vera Sans" fo:font-weight="bold" officeooo:rsid="00156a43" officeooo:paragraph-rsid="00156a43" style:font-weight-asian="bold" style:font-weight-complex="bold"/>
    </style:style>
    <style:style style:name="P30" style:family="paragraph" style:parent-style-name="Table_20_Contents">
      <style:text-properties style:font-name="Bitstream Vera Sans" fo:font-weight="bold" officeooo:rsid="0016cd7b" officeooo:paragraph-rsid="0016cd7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Bitstream Vera Sans" fo:font-weight="bold" officeooo:rsid="0016cd7b" officeooo:paragraph-rsid="0016cd7b" style:font-weight-asian="bold" style:font-weight-complex="bold"/>
    </style:style>
    <style:style style:name="P32" style:family="paragraph" style:parent-style-name="Table_20_Contents">
      <style:text-properties style:font-name="Bitstream Vera Sans" officeooo:rsid="0016cd7b" officeooo:paragraph-rsid="0016cd7b"/>
    </style:style>
    <style:style style:name="P33" style:family="paragraph" style:parent-style-name="Table_20_Contents">
      <style:paragraph-properties fo:text-align="center" style:justify-single-word="false"/>
      <style:text-properties style:font-name="Bitstream Vera Sans" officeooo:rsid="0016cd7b" officeooo:paragraph-rsid="0016cd7b"/>
    </style:style>
    <style:style style:name="P34" style:family="paragraph" style:parent-style-name="Standard" style:list-style-name="L1">
      <style:text-properties style:font-name="Bitstream Vera Sans" style:text-underline-style="none" officeooo:rsid="0007114a" officeooo:paragraph-rsid="0007114a"/>
    </style:style>
    <style:style style:name="P35" style:family="paragraph" style:parent-style-name="Standard" style:list-style-name="L2">
      <style:text-properties style:font-name="Bitstream Vera Sans" fo:font-style="normal" style:text-underline-style="none" officeooo:rsid="000921a8" officeooo:paragraph-rsid="000921a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a7be" style:font-style-asian="normal" style:font-style-complex="normal"/>
    </style:style>
    <style:style style:name="T4" style:family="text">
      <style:text-properties fo:font-style="normal" officeooo:rsid="000d518a" style:font-style-asian="normal" style:font-style-complex="normal"/>
    </style:style>
    <style:style style:name="T5" style:family="text">
      <style:text-properties fo:font-style="normal" officeooo:rsid="000e8170" style:font-style-asian="normal" style:font-style-complex="normal"/>
    </style:style>
    <style:style style:name="T6" style:family="text">
      <style:text-properties fo:font-style="normal" officeooo:rsid="001105da" style:font-style-asian="normal" style:font-style-complex="normal"/>
    </style:style>
    <style:style style:name="T7" style:family="text">
      <style:text-properties fo:font-style="normal" officeooo:rsid="00121309" style:font-style-asian="normal" style:font-style-complex="normal"/>
    </style:style>
    <style:style style:name="T8" style:family="text">
      <style:text-properties officeooo:rsid="0014ffd6"/>
    </style:style>
    <style:style style:name="T9" style:family="text">
      <style:text-properties officeooo:rsid="00156a43"/>
    </style:style>
    <style:style style:name="T10" style:family="text">
      <style:text-properties officeooo:rsid="0017f59d"/>
    </style:style>
    <style:style style:name="T11" style:family="text">
      <style:text-properties officeooo:rsid="001a72aa"/>
    </style:style>
    <style:style style:name="T12" style:family="text">
      <style:text-properties officeooo:rsid="001eff3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kenisation</text:p>
      <text:p text:style-name="P1"/>
      <text:p text:style-name="P2">Tokenisation of BASIC code is fairly straightforward in some ways and more complex in others. <text:span text:style-name="T8">Outside quoted strings, case is irrelevant.</text:span></text:p>
      <text:p text:style-name="P2"/>
      <text:p text:style-name="P3">Punctuation and Digits</text:p>
      <text:p text:style-name="P3"/>
      <text:p text:style-name="P4">Punctuation occupies 00-3F and is summarised in the associated spreadsheet. There are three different groups.</text:p>
      <text:p text:style-name="P4"/>
      <text:list text:style-name="L1">
        <text:list-item>
          <text:p text:style-name="P34">Normal characters with ASCII codes 33-63 which are used unconverted.</text:p>
        </text:list-item>
        <text:list-item>
          <text:p text:style-name="P34">Characters from 64-127 are used by anding their lower 3 bits, moving bit 5 into bit 3 and adding these $10, mapping them all onto $10-$1F, and this is easily reversible.</text:p>
        </text:list-item>
        <text:list-item>
          <text:p text:style-name="P34">Double characters, these are &gt; or &lt; followed by &lt; = or &gt; ; this gives 5 legal 2 character punctuation elements ; comparisons (&lt;= &gt;= &lt;&gt;) and shifts (&lt;&lt; and &gt;&gt;)</text:p>
        </text:list-item>
      </text:list>
      <text:p text:style-name="P4"/>
      <text:p text:style-name="P3">Identifiers</text:p>
      <text:p text:style-name="P3"/>
      <text:p text:style-name="P4">Identifier tokens are all 2 bytes long and range from $4000-$7FFF, with the high byte <text:span text:style-name="T1">first</text:span><text:span text:style-name="T2">.</text:span></text:p>
      <text:p text:style-name="P8"/>
      <text:p text:style-name="P8">The upper 14 bits (e.g. 0000-3FFF) are an offset into a variable area which is created as program lines are edited. All identifiers go in here, with their type information (int, string float, array types and procedure).</text:p>
      <text:p text:style-name="P8"/>
      <text:p text:style-name="P8">These are created as required during program editing, and identifiers cannot be deleted except using NEW (which is irreversible). CLEAR simply resets all the variables to zero or empty string ; they still exist. Array variables lose their data however, until they are re-dimensioned, though they still exist as entities.</text:p>
      <text:p text:style-name="P8"/>
      <text:p text:style-name="P8">Differentiation is done by postfix , # (float) $ (string) ( <text:s/>(procedure <text:span text:style-name="T11">or </text:span>array). <text:span text:style-name="T11">The latter are differentiated by being prefixed by the PROC keyword on the line. </text:span></text:p>
      <text:p text:style-name="P8"/>
      <text:p text:style-name="P22"/>
      <text:p text:style-name="P23">Identifier Record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Offset</text:p>
          </table:table-cell>
          <table:table-cell table:style-name="Table1.A1" office:value-type="string">
            <text:p text:style-name="P29">Name</text:p>
          </table:table-cell>
          <table:table-cell table:style-name="Table1.C1" office:value-type="string">
            <text:p text:style-name="P28">Description</text:p>
          </table:table-cell>
        </table:table-row>
        <table:table-row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5">Offset</text:p>
          </table:table-cell>
          <table:table-cell table:style-name="Table1.C2" office:value-type="string">
            <text:p text:style-name="P24">Offset to next variable, <text:span text:style-name="T9">0 = list end</text:span>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Hash</text:p>
          </table:table-cell>
          <table:table-cell table:style-name="Table1.C3" office:value-type="string">
            <text:p text:style-name="P24">Hash of all the identifier characters (0-9 A-Z and _)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Type</text:p>
          </table:table-cell>
          <table:table-cell table:style-name="Table1.C4" office:value-type="string">
            <text:p text:style-name="P26">$00 (integer) $08 (float) $10 (string) $1<text:span text:style-name="T12">8</text:span> (procedure) + $04 if array.</text:p>
          </table:table-cell>
        </table:table-row>
        <table:table-row>
          <table:table-cell table:style-name="Table1.A2" office:value-type="string">
            <text:p text:style-name="P27">3 </text:p>
          </table:table-cell>
          <table:table-cell table:style-name="Table1.A2" office:value-type="string">
            <text:p text:style-name="P27">Data</text:p>
          </table:table-cell>
          <table:table-cell table:style-name="Table1.C5" office:value-type="string">
            <text:p text:style-name="P26">(5 bytes, <text:span text:style-name="T10">if a number, this is mantissa0..mantissa 3, exponent, otherwise low/high of address followed by size#1 and size#2 if an array. Only 2D arrays are allowed, up to 255.</text:span></text:p>
          </table:table-cell>
        </table:table-row>
        <table:table-row>
          <table:table-cell table:style-name="Table1.A2" office:value-type="string">
            <text:p text:style-name="P27">8+</text:p>
          </table:table-cell>
          <table:table-cell table:style-name="Table1.A2" office:value-type="string">
            <text:p text:style-name="P27">Name</text:p>
          </table:table-cell>
          <table:table-cell table:style-name="Table1.C6" office:value-type="string">
            <text:p text:style-name="P26">Name starts here, stored in upper case. The last character has bit 7 set.</text:p>
          </table:table-cell>
        </table:table-row>
      </table:table>
      <text:p text:style-name="P15"/>
      <text:p text:style-name="P16">The type closely maps to the type byte on the number stack viz.</text:p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Bit</text:p>
          </table:table-cell>
          <table:table-cell table:style-name="Table2.B1" office:value-type="string">
            <text:p text:style-name="P30">Purpose</text:p>
          </table:table-cell>
        </table:table-row>
        <table:table-row>
          <table:table-cell table:style-name="Table2.A2" office:value-type="string">
            <text:p text:style-name="P33">7</text:p>
          </table:table-cell>
          <table:table-cell table:style-name="Table2.B2" office:value-type="string">
            <text:p text:style-name="P32">Value is negative</text:p>
          </table:table-cell>
        </table:table-row>
        <table:table-row>
          <table:table-cell table:style-name="Table2.A2" office:value-type="string">
            <text:p text:style-name="P33">6</text:p>
          </table:table-cell>
          <table:table-cell table:style-name="Table2.B2" office:value-type="string">
            <text:p text:style-name="P32">Value is zero</text:p>
          </table:table-cell>
        </table:table-row>
        <table:table-row>
          <table:table-cell table:style-name="Table2.A2" office:value-type="string">
            <text:p text:style-name="P33">5</text:p>
          </table:table-cell>
          <table:table-cell table:style-name="Table2.B2" office:value-type="string">
            <text:p text:style-name="P32">Value is a reference address</text:p>
          </table:table-cell>
        </table:table-row>
        <table:table-row>
          <table:table-cell table:style-name="Table2.A2" office:value-type="string">
            <text:p text:style-name="P33">4,3</text:p>
          </table:table-cell>
          <table:table-cell table:style-name="Table2.B2" office:value-type="string">
            <text:p text:style-name="P32">Type (00 int,01 float, 10 string,11 proc)</text:p>
          </table:table-cell>
        </table:table-row>
        <table:table-row>
          <table:table-cell table:style-name="Table2.A2" office:value-type="string">
            <text:p text:style-name="P33">2</text:p>
          </table:table-cell>
          <table:table-cell table:style-name="Table2.B2" office:value-type="string">
            <text:p text:style-name="P32">Array</text:p>
          </table:table-cell>
        </table:table-row>
        <table:table-row>
          <table:table-cell table:style-name="Table2.A2" office:value-type="string">
            <text:p text:style-name="P33">0..1</text:p>
          </table:table-cell>
          <table:table-cell table:style-name="Table2.B2" office:value-type="string">
            <text:p text:style-name="P32">Reference size -1 (e.g. 1 byte ..4 long)</text:p>
          </table:table-cell>
        </table:table-row>
      </table:table>
      <text:p text:style-name="P16"/>
      <text:p text:style-name="P17">Keywords</text:p>
      <text:p text:style-name="P18"/>
      <text:p text:style-name="P8">The remaining tokens are in $80-$FF as is normal. There are special case tokens for quoted strings, which are stored as $FF &lt;length of string&gt; &lt;characters&gt; $00 and end of line ($80)</text:p>
      <text:p text:style-name="P8"/>
      <text:p text:style-name="P5"><text:span text:style-name="T2">These are </text:span><text:span text:style-name="T1">all </text:span><text:span text:style-name="T2">characters A-Z only, so identifiers (A-Z and _, 0-9 possibly following) are all stored as identifiers or keywords. A slight optimisation can be made because keywords cannot contain 0-9 or _, so can be discounted when scanning. </text:span></text:p>
      <text:p text:style-name="P9"/>
      <text:p text:style-name="P7"><text:span text:style-name="T3">I</text:span><text:span text:style-name="T2">dentifiers once identified as such are typed by seeing if they are followed by # or $ and subequently [, or if they are followed by ( only.</text:span></text:p>
      <text:p text:style-name="P19"/>
      <text:p text:style-name="P19"/>
      <text:p text:style-name="P20">Program</text:p>
      <text:p text:style-name="P21"/>
      <text:p text:style-name="P10">Program is stored in the preferred format </text:p>
      <text:p text:style-name="P10"/>
      <text:list text:style-name="L2">
        <text:list-item>
          <text:p text:style-name="P35">A 1 byte offset to the next line ($00 means end of program, $01 means next bank)</text:p>
        </text:list-item>
        <text:list-item>
          <text:p text:style-name="P35">A 2 byte low/high line number. These are for editing, though GOTO GOSUB and RETURN are available for backward compatibility</text:p>
        </text:list-item>
        <text:list-item>
          <text:p text:style-name="P35">The tokenised line</text:p>
        </text:list-item>
        <text:list-item>
          <text:p text:style-name="P35">$80</text:p>
          <text:p text:style-name="P35"/>
        </text:list-item>
      </text:list>
      <text:p text:style-name="P21">Token groups</text:p>
      <text:p text:style-name="P10"/>
      <text:p text:style-name="P11">The first group is control structures ; these have a depth offset table associated with them (e.g. repeat is +1, until is -1)</text:p>
      <text:p text:style-name="P11"/>
      <text:p text:style-name="P6"><text:span text:style-name="T2">The second group is unary functions. </text:span><text:span text:style-name="T4">Because of the tokenising process for identifiers, checks are done on the textual (and _) part of the identifier only. So the token for left$ is left and the $ and ( are checked manually.</text:span></text:p>
      <text:p text:style-name="P12"/>
      <text:p text:style-name="P7"><text:span text:style-name="T2">Some unary functions are handled seperately. When evaluating a term, once it has been decided it is a “punctuation” </text:span><text:span text:style-name="T5">(e.g. t</text:span><text:span text:style-name="T7">oken is $00-$3F</text:span><text:span text:style-name="T5">)</text:span><text:span text:style-name="T2">, but </text:span><text:span text:style-name="T1">not </text:span><text:span text:style-name="T2">a decimal digit, there are several unary functions to be handled, </text:span><text:span text:style-name="T6">which are listed in the punctuation spreadsheet.</text:span></text:p>
      <text:p text:style-name="P13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4:31:47.459987183</meta:creation-date>
    <dc:date>2022-09-19T13:01:19.211629263</dc:date>
    <meta:editing-duration>PT53M32S</meta:editing-duration>
    <meta:editing-cycles>22</meta:editing-cycles>
    <meta:generator>LibreOffice/7.4.1.2$Linux_X86_64 LibreOffice_project/40$Build-2</meta:generator>
    <meta:document-statistic meta:table-count="2" meta:image-count="0" meta:object-count="0" meta:page-count="3" meta:paragraph-count="61" meta:word-count="649" meta:character-count="3662" meta:non-whitespace-character-count="3076"/>
  </office:meta>
</office:document-meta>
</file>